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Seriff" svg:font-family="Liberation Seriff" style:font-family-generic="roman"/>
    <style:font-face style:name="Overpass, 'MS Mincho'" svg:font-family="Overpass, 'MS Mincho'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8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9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0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2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fo:color="#000000" fo:font-size="14pt" style:font-size-asian="14pt" style:font-size-complex="14pt"/>
    </style:style>
    <style:style style:name="T29" style:parent-style-name="DefaultParagraphFont" style:family="text">
      <style:text-properties style:font-name-asian="Liberation Serif" fo:color="#000000"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39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2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3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7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1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0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4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1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2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3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4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6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7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8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79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0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1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2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3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4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5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6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7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89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90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P91" style:parent-style-name="Standard" style:family="paragraph">
      <style:paragraph-properties fo:text-align="justify"/>
      <style:text-properties style:font-name-asian="Liberation Serif" fo:color="#000000" fo:font-size="14pt" style:font-size-asian="14pt" style:font-size-complex="14pt"/>
    </style:style>
    <style:style style:name="T92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93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ableColumn95" style:family="table-column">
      <style:table-column-properties style:column-width="0.5416in"/>
    </style:style>
    <style:style style:name="TableColumn96" style:family="table-column">
      <style:table-column-properties style:column-width="0.4305in"/>
    </style:style>
    <style:style style:name="Table94" style:family="table">
      <style:table-properties style:width="0.9722in" fo:margin-left="0.1236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T100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101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P102" style:parent-style-name="Standard" style:family="paragraph">
      <style:paragraph-properties fo:text-align="justify"/>
      <style:text-properties style:font-name-asian="Liberation Seriff" style:font-name-complex="Overpass, 'MS Mincho'" fo:color="#000000"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style:font-name-asian="Liberation Seriff" style:font-name-complex="Overpass, 'MS Mincho'" fo:color="#000000" fo:font-size="14pt" style:font-size-asian="14pt" style:font-size-complex="14pt"/>
    </style:style>
    <style:style style:name="TableColumn105" style:family="table-column">
      <style:table-column-properties style:column-width="0.5972in"/>
    </style:style>
    <style:style style:name="Table104" style:family="table">
      <style:table-properties style:width="0.5972in" fo:margin-left="0.1236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110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111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112" style:parent-style-name="DefaultParagraphFont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113" style:parent-style-name="DefaultParagraphFont" style:family="text">
      <style:text-properties style:font-name-asian="Liberation Seriff" fo:color="#000000" fo:font-size="14pt" style:font-size-asian="14pt" style:font-size-complex="14pt"/>
    </style:style>
    <style:style style:name="T114" style:parent-style-name="DefaultParagraphFont" style:family="text">
      <style:text-properties style:font-name-asian="Liberation Seriff" fo:color="#000000" fo:font-size="14pt" style:font-size-asian="14pt" style:font-size-complex="14pt"/>
    </style:style>
    <style:style style:name="P115" style:parent-style-name="Standard" style:family="paragraph">
      <style:paragraph-properties fo:text-align="justify"/>
      <style:text-properties style:font-name-asian="Liberation Seriff" fo:color="#000000" fo:font-size="14pt" style:font-size-asian="14pt" style:font-size-complex="14pt"/>
    </style:style>
    <style:style style:name="TableColumn117" style:family="table-column">
      <style:table-column-properties style:column-width="0.5972in"/>
    </style:style>
    <style:style style:name="TableColumn118" style:family="table-column">
      <style:table-column-properties style:column-width="0.5416in"/>
    </style:style>
    <style:style style:name="Table116" style:family="table">
      <style:table-properties style:width="1.1388in" fo:margin-left="0.1236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T122" style:family="text">
      <style:text-properties style:font-name-asian="Liberation Seriff" style:font-name-complex="Overpass, 'MS Mincho'" fo:color="#000000" fo:font-size="14pt" style:font-size-asian="14pt" style:font-size-complex="14pt"/>
    </style:style>
    <style:style style:name="T123" style:parent-style-name="StrongEmphasis" style:family="text">
      <style:text-properties style:font-name-asian="Liberation Seriff" style:font-name-complex="Overpass, 'MS Mincho'" fo:color="#000000" fo:font-size="14pt" style:font-size-asian="14pt" style:font-size-complex="14pt"/>
    </style:style>
  </office:automatic-styles>
  <office:body>
    <office:text text:use-soft-page-breaks="true">
      <text:p text:style-name="P1">Assignment no-3</text:p>
      <text:p text:style-name="Standard"><text:s/>Roll number=3487</text:p>
      <text:p text:style-name="Standard"/>
      <text:p text:style-name="Standard"/>
      <text:p text:style-name="Standard">Create table issue:</text:p>
      <text:p text:style-name="Standard">mysql&gt; <text:s/>insert into issue values(600,5,4,'2017/3/25','2017/3/10',25);</text:p>
      <text:p text:style-name="Standard">mysql&gt; <text:s/>insert into issue values(500,6,5,'2017/3/30','2017/3/10',30);</text:p>
      <text:p text:style-name="Standard">mysql&gt; select * from issue;</text:p>
      <text:p text:style-name="Standard">+------+------+----------+------------+------------+------+</text:p>
      <text:p text:style-name="Standard">| b_id | m_id | issue_no | idate <text:s text:c="5"/>| rdate <text:s text:c="5"/>| fine |</text:p>
      <text:p text:style-name="Standard">+------+------+----------+------------+------------+------+</text:p>
      <text:p text:style-name="Standard">| <text:s/>100 | <text:s text:c="3"/>1 | <text:s text:c="7"/>1 | 2017-03-02 | 2017-02-20 | <text:s text:c="3"/>5 |</text:p>
      <text:p text:style-name="Standard">| <text:s/>400 | <text:s text:c="3"/>3 | <text:s text:c="7"/>2 | 2017-03-21 | 2017-03-10 | <text:s text:c="2"/>10 |</text:p>
      <text:p text:style-name="Standard">| <text:s/>300 | <text:s text:c="3"/>4 | <text:s text:c="7"/>3 | 2017-03-22 | 2017-03-10 | <text:s text:c="2"/>15 |</text:p>
      <text:p text:style-name="Standard">| <text:s/>600 | <text:s text:c="3"/>5 | <text:s text:c="7"/>4 | 2017-03-25 | 2017-03-10 | <text:s text:c="2"/>25 |</text:p>
      <text:p text:style-name="Standard">| <text:s/>500 | <text:s text:c="3"/>6 | <text:s text:c="7"/>5 | 2017-03-30 | 2017-03-10 | <text:s text:c="2"/>30 |</text:p>
      <text:p text:style-name="Standard"/>
      <text:p text:style-name="P2">1: Display all books owned by Hari and Ramesh.</text:p>
      <text:p text:style-name="P3">mysql&gt;<text:s/>select Books.bookname,Books.Book_id from Books inner join Members on Books.M_id=Members.M_id where Members.m_name='Hari' or Members.m_name='Ramesh';</text:p>
      <text:p text:style-name="P4">+----------------+---------+</text:p>
      <text:p text:style-name="P5">| bookname <text:s text:c="6"/>| Book_id |</text:p>
      <text:p text:style-name="P6">+----------------+---------+</text:p>
      <text:p text:style-name="P7">| Turning Points | <text:s text:c="2"/>11223 |</text:p>
      <text:p text:style-name="P8">| 5-second rule <text:s/>| <text:s/>234455 |</text:p>
      <text:p text:style-name="P9">+----------------+---------+</text:p>
      <text:p text:style-name="P10">2 rows in set (0.00 sec)</text:p>
      <text:p text:style-name="P11"/>
      <text:p text:style-name="P12"/>
      <text:p text:style-name="P13">2: Display all books with higher than average price mysql&gt; select bookname from Books where bookcost &gt; (select <text:s/>AVG(bookcost) from Books);</text:p>
      <text:p text:style-name="P14">+----------------------+</text:p>
      <text:p text:style-name="P15">| bookname <text:s text:c="12"/>|</text:p>
      <text:p text:style-name="P16">+----------------------+</text:p>
      <text:p text:style-name="P17">| ISEE <text:s text:c="16"/>|</text:p>
      <text:p text:style-name="P18">| TOC <text:s text:c="17"/>|</text:p>
      <text:p text:style-name="P19">| Digital Elecrtronics |</text:p>
      <text:p text:style-name="P20">| dbmsl <text:s text:c="15"/>|</text:p>
      <text:p text:style-name="P21">| DataStructures <text:s text:c="6"/>|</text:p>
      <text:p text:style-name="P22">| oop <text:s text:c="17"/>|</text:p>
      <text:p text:style-name="P23">+----------------------+</text:p>
      <text:p text:style-name="P24">6 rows in<text:s/>set (0.00 sec)</text:p>
      <text:p text:style-name="P25"/>
      <text:p text:style-name="P26"/>
      <text:p text:style-name="P27"><text:span text:style-name="T28">3:</text:span><text:span text:style-name="T29">Display members who have issued books</text:span></text:p>
      <text:p text:style-name="P30">mysql&gt; select <text:s/>distinct Members.m_name from Members right join Books on <text:s/><text:soft-page-break/>Members.M_id=Books.M_id;</text:p>
      <text:p text:style-name="P31">+--------+</text:p>
      <text:p text:style-name="P32">| m_name |</text:p>
      <text:p text:style-name="P33">+--------+</text:p>
      <text:p text:style-name="P34">| Rasika |</text:p>
      <text:p text:style-name="P35">| DSA <text:s text:c="3"/>|</text:p>
      <text:p text:style-name="P36">| Pooja <text:s/>|</text:p>
      <text:p text:style-name="P37">| Asmita |</text:p>
      <text:p text:style-name="P38">| PPL <text:s text:c="3"/>|</text:p>
      <text:p text:style-name="P39">|<text:s/>ADSL <text:s text:c="2"/>|</text:p>
      <text:p text:style-name="P40">| Ramesh |</text:p>
      <text:p text:style-name="P41">| Hari <text:s text:c="2"/>|</text:p>
      <text:p text:style-name="P42">+--------+</text:p>
      <text:p text:style-name="P43">8 rows in set (0.00 sec)</text:p>
      <text:p text:style-name="P44"/>
      <text:p text:style-name="P45"/>
      <text:p text:style-name="P46">4:Write a query to count the number of books owned by Mohan.</text:p>
      <text:p text:style-name="P47"/>
      <text:p text:style-name="P48">mysql&gt;<text:s/>select count(Books.bookname) from Books inner join Members on Books.M_id=Members.M_id where Members.m_name='Rasika';</text:p>
      <text:p text:style-name="P49">+-----------------------+</text:p>
      <text:p text:style-name="P50">| count(Books.bookname) |</text:p>
      <text:p text:style-name="P51">+-----------------------+</text:p>
      <text:p text:style-name="P52">| <text:s text:c="20"/>2 |</text:p>
      <text:p text:style-name="P53">+-----------------------+</text:p>
      <text:p text:style-name="P54">1<text:s/>row in set (0.00 sec)</text:p>
      <text:p text:style-name="P55"/>
      <text:p text:style-name="P56">5:Display list of all members who live in the same city as “Rasika”.</text:p>
      <text:p text:style-name="P57"/>
      <text:p text:style-name="P58">MySQL [b87]&gt; select m_name from Members where <text:s/>m_address=( select m_address from Members where m_name='Rasika');</text:p>
      <text:p text:style-name="P59">+--------+</text:p>
      <text:p text:style-name="P60">| m_name |</text:p>
      <text:p text:style-name="P61">+--------+</text:p>
      <text:p text:style-name="P62">| Rasika |</text:p>
      <text:p text:style-name="P63">| PPL <text:s text:c="3"/>|</text:p>
      <text:p text:style-name="P64">+--------+</text:p>
      <text:p text:style-name="P65"/>
      <text:p text:style-name="P66">6:Write a query that uses sub query to obtain all the books owned by “Pooja”.</text:p>
      <text:p text:style-name="P67"/>
      <text:p text:style-name="P68">MySQL [b87]&gt; select Books.bookname,Books.Book_id from Books inner join Members on Books.M_id=Members.M_id where <text:s/>Members.m_name='pooja'; +----------------------+---------+</text:p>
      <text:p text:style-name="P69">| bookname <text:s text:c="12"/>| Book_id |</text:p>
      <text:p text:style-name="P70">+----------------------+---------+</text:p>
      <text:soft-page-break/>
      <text:p text:style-name="P71">| Digital Elecrtronics | <text:s text:c="3"/>3445 |</text:p>
      <text:p text:style-name="P72">| Wings of Fire <text:s text:c="7"/>| <text:s text:c="3"/>4412 |</text:p>
      <text:p text:style-name="P73">+----------------------+---------+</text:p>
      <text:p text:style-name="P74"/>
      <text:p text:style-name="P75">7:Write a query to display sum of cost of all the books issued by “Hari”.</text:p>
      <text:p text:style-name="P76">MySQL [b87]&gt; select sum(bookcost) from Books inner join Members on Books.M_id=Members.M_id where Members.m_name='Pooja';</text:p>
      <text:p text:style-name="P77">+---------------+</text:p>
      <text:p text:style-name="P78">| sum(bookcost) |</text:p>
      <text:p text:style-name="P79">+---------------+</text:p>
      <text:p text:style-name="P80">| <text:s text:c="9"/>4590 |</text:p>
      <text:p text:style-name="P81">+---------------+</text:p>
      <text:p text:style-name="P82"/>
      <text:p text:style-name="P83">9:Write a query to display list of all members who do not issued book with name “Database”.</text:p>
      <text:p text:style-name="P84"/>
      <text:p text:style-name="P85">mysql&gt; <text:s/>select m_name from members ,books,issue where members.m_id=issue.m_id and books.b_id=issue.b_id and b_name="DBMS";</text:p>
      <text:p text:style-name="P86">+--------+</text:p>
      <text:p text:style-name="P87">| m_name |</text:p>
      <text:p text:style-name="P88">+--------+</text:p>
      <text:p text:style-name="P89">| Aditi <text:s/>|</text:p>
      <text:p text:style-name="P90">| Rajan <text:s/>|</text:p>
      <text:p text:style-name="P91">+--------+</text:p>
      <text:p text:style-name="Normal">:</text:p>
      <text:p text:style-name="Normal"/>
      <text:p text:style-name="Normal"/>
      <text:p text:style-name="Normal">10:<text:span text:style-name="T92"><text:s/></text:span><text:span text:style-name="T93">Display the name of member who has paid highest fine for the book</text:span></text:p>
      <text:p text:style-name="Normal">mysql&gt; select m_name,fine from members,books,issue where members.m_id=issue.m_id and books.b_id=issue.b_id and fine=(select max(fine)from issue<text:s/></text:p>
      <text:p text:style-name="Normal">);</text:p>
      <text:p text:style-name="Normal">+--------+------+</text:p>
      <text:p text:style-name="Normal">| m_name | fine |</text:p>
      <text:p text:style-name="Normal">+--------+------+</text:p>
      <text:p text:style-name="Normal">| Aditi <text:s/>| <text:s text:c="2"/>30 |</text:p>
      <text:p text:style-name="Normal">| Rajan <text:s/>| <text:s text:c="2"/>30 |</text:p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Normal"/>
          </table:table-cell>
          <table:table-cell table:style-name="TableCell99">
            <text:p text:style-name="Normal"/>
          </table:table-cell>
        </table:table-row>
      </table:table>
      <text:p text:style-name="Normal"/>
      <text:p text:style-name="Normal"/>
      <text:p text:style-name="Normal">11:<text:span text:style-name="T100"><text:s/></text:span><text:span text:style-name="T101">Display the name of member who has paid highest fine for the book</text:span></text:p>
      <text:p text:style-name="P102"/>
      <text:p text:style-name="P103">12:<text:s/>Display the<text:s/><text:s/>list of members id who are members but they have not issued any book.</text:p>
      <text:p text:style-name="Normal"/>
      <text:p text:style-name="Normal">mysql&gt; select m_name from members where m_id not in (select m_id from issue);</text:p>
      <text:p text:style-name="Normal">+---------+</text:p>
      <text:p text:style-name="Normal">| m_name <text:s/>|</text:p>
      <text:soft-page-break/>
      <text:p text:style-name="Normal">+---------+</text:p>
      <text:p text:style-name="Normal">| pooja <text:s text:c="2"/>|</text:p>
      <text:p text:style-name="Normal">| suraj <text:s text:c="2"/>|</text:p>
      <text:p text:style-name="Normal">| tanisha |</text:p>
      <text:p text:style-name="Normal">| sanika <text:s/>|</text:p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Normal"/>
          </table:table-cell>
        </table:table-row>
      </table:table>
      <text:p text:style-name="Normal"/>
      <text:p text:style-name="Normal"/>
      <text:p text:style-name="P108">13:<text:span text:style-name="T109"><text:s/></text:span><text:span text:style-name="T110">List the member details along with the book names they have issued.</text:span></text:p>
      <text:p text:style-name="Normal">mysql&gt; select distinct m_name,b_name from books,members,issue where members.m_id=issue.m_id and books.b_id=issue.b_id</text:p>
      <text:p text:style-name="Normal">;</text:p>
      <text:p text:style-name="Normal">+---------+--------+</text:p>
      <text:p text:style-name="Normal">| m_name <text:s/>| b_name |</text:p>
      <text:p text:style-name="Normal">+---------+--------+</text:p>
      <text:p text:style-name="Normal">| Asmita <text:s/>| OOP <text:s text:c="3"/>|</text:p>
      <text:p text:style-name="Normal">| Trupti <text:s/>| SEPM <text:s text:c="2"/>|</text:p>
      <text:p text:style-name="Normal">| Ajay <text:s text:c="3"/>| MP <text:s text:c="4"/>|</text:p>
      <text:p text:style-name="Normal">| Shalaka | ISEE <text:s text:c="2"/>|</text:p>
      <text:p text:style-name="Normal">| Aditi <text:s text:c="2"/>| DBMS <text:s text:c="2"/>|</text:p>
      <text:p text:style-name="Normal">| Rajan <text:s text:c="2"/>| DBMS <text:s text:c="2"/>|</text:p>
      <text:p text:style-name="Normal">+---------+--------+</text:p>
      <text:p text:style-name="Normal"/>
      <text:p text:style-name="Normal">14:<text:s/><text:span text:style-name="T111">List of all records from both tables, use a full join.</text:span></text:p>
      <text:p text:style-name="Normal"/>
      <text:p text:style-name="Normal">15:<text:s/><text:span text:style-name="T112">Display the list of names of members,book,book pub from members and books:</text:span></text:p>
      <text:p text:style-name="Normal">mysql&gt; select distinct m_name,b_name,bpub from books,members where books.m_id=members.m_id</text:p>
      <text:p text:style-name="Normal"><text:s/>;</text:p>
      <text:p text:style-name="Normal">+---------+--------+--------------+</text:p>
      <text:p text:style-name="Normal">| m_name <text:s/>| b_name | bpub <text:s text:c="8"/>|</text:p>
      <text:p text:style-name="Normal">+-----<?opendocument cursor-position?>----+--------+--------------+</text:p>
      <text:p text:style-name="Normal">| Asmita <text:s/>| OOP <text:s text:c="3"/>| Mc Graw Hill |</text:p>
      <text:p text:style-name="Normal">| pooja <text:s text:c="2"/>| COA <text:s text:c="3"/>| Technical <text:s text:c="3"/>|</text:p>
      <text:p text:style-name="Normal">| Trupti <text:s/>| MP <text:s text:c="4"/>| Mc Graw Hill |</text:p>
      <text:p text:style-name="Normal">| Ajay <text:s text:c="3"/>| SEPM <text:s text:c="2"/>| Mc Graw Hill |</text:p>
      <text:p text:style-name="Normal">| Shalaka | DBMS <text:s text:c="2"/>| Techmax <text:s text:c="5"/>|</text:p>
      <text:p text:style-name="Normal">| Aditi <text:s text:c="2"/>| ISEE <text:s text:c="2"/>| technical <text:s text:c="3"/>|</text:p>
      <text:p text:style-name="Normal">| suraj <text:s text:c="2"/>| DSA <text:s text:c="3"/>| Technical <text:s text:c="3"/>|</text:p>
      <text:p text:style-name="Normal">| Rajan <text:s text:c="2"/>| DBMS <text:s text:c="2"/>| techmax <text:s text:c="5"/>|</text:p>
      <text:p text:style-name="Normal">+---------+--------+--------------+</text:p>
      <text:p text:style-name="Normal"/>
      <text:p text:style-name="Normal"/>
      <text:p text:style-name="Normal">16:</text:p>
      <text:p text:style-name="Normal"/>
      <text:p text:style-name="Normal">17:<text:s/><text:span text:style-name="T113">Display all members , and any books they might have have issu</text:span><text:span text:style-name="T114">ed (use left and right join</text:span></text:p>
      <text:p text:style-name="P115"/>
      <text:p text:style-name="Normal"/>
      <text:p text:style-name="Normal"/>
      <text:p text:style-name="Normal">mysql&gt; select m_name,b_name from members left join books on books.m_id=members.m_id;</text:p>
      <text:soft-page-break/>
      <text:p text:style-name="Normal">+---------+--------+</text:p>
      <text:p text:style-name="Normal">| m_name <text:s/>| b_name |</text:p>
      <text:p text:style-name="Normal">+---------+--------+</text:p>
      <text:p text:style-name="Normal">| Asmita <text:s/>| OOP <text:s text:c="3"/>|</text:p>
      <text:p text:style-name="Normal">| pooja <text:s text:c="2"/>| COA <text:s text:c="3"/>|</text:p>
      <text:p text:style-name="Normal">| Trupti <text:s/>| MP <text:s text:c="4"/>|</text:p>
      <text:p text:style-name="Normal">| Ajay <text:s text:c="3"/>| SEPM <text:s text:c="2"/>|</text:p>
      <text:p text:style-name="Normal">| Shalaka | DBMS <text:s text:c="2"/>|</text:p>
      <text:p text:style-name="Normal">| Aditi <text:s text:c="2"/>| ISEE <text:s text:c="2"/>|</text:p>
      <text:p text:style-name="Normal">| suraj <text:s text:c="2"/>| DSA <text:s text:c="3"/>|</text:p>
      <text:p text:style-name="Normal">| Rajan <text:s text:c="2"/>| DBMS <text:s text:c="2"/>|</text:p>
      <text:p text:style-name="Normal">| tanisha | NULL <text:s text:c="2"/>|</text:p>
      <text:p text:style-name="Normal">| sanika <text:s/>| NULL <text:s text:c="2"/>|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</table:table-row>
      </table:table>
      <text:p text:style-name="Normal"/>
      <text:p text:style-name="Normal">18:<text:span text:style-name="T122"><text:s/></text:span><text:span text:style-name="T123">Find the names of members who have borrowed the same book more than o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Seriff" svg:font-family="Liberation Seriff" style:font-family-generic="roman"/>
    <style:font-face style:name="Overpass, 'MS Mincho'" svg:font-family="Overpass, 'MS Mincho'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7-07-03T11:08:00Z</meta:creation-date>
    <dc:date>2017-07-11T16:02:00Z</dc:date>
    <meta:template xlink:href="Normal" xlink:type="simple"/>
    <meta:editing-cycles>2</meta:editing-cycles>
    <meta:editing-duration>PT6840S</meta:editing-duration>
    <meta:document-statistic meta:page-count="5" meta:paragraph-count="11" meta:word-count="844" meta:character-count="5649" meta:row-count="40" meta:non-whitespace-character-count="4816"/>
  </office:meta>
</office:document-meta>
</file>